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18_1072782762"/>'Morango e Chocolate':<text:line-break/>o doce sabor da mudança<text:bookmark-end text:name="__RefHeading___Toc4718_1072782762"/></text:h>
      <text:p text:style-name="First_20_line_20_indent"/>
      <text:p text:style-name="First_20_line_20_indent">Em 1993, o Estado cubano patrocinou um filme inovador: "Morango e chocolate" (Fresa y chocolate).</text:p>
      <text:p text:style-name="First_20_line_20_indent">O filme conta a história de dois jovens cubanos - um comunista heterossexual e um homossexual. Em seu artigo para a Cineaste, em 1995, Dennis West descreveu o filme como sendo sobre dois jovens se conhecendo em Havana, em 1979. David é o jovem comunista. Segundo West, Diego, o homossexual, "deixa o país, apesar de sua simpatia pró-Revolução e da afirmação de seu amigo de que há lugar para gays na Revolução Cubana". (West)</text:p>
      <text:p text:style-name="First_20_line_20_indent">O lançamento de "Morango e chocolate" em Cuba quebrou records nacionais de bilheteria e iniciou um debate em toda a ilha sobre amor entre pessoas do mesmo sexo e sobre preconceito.</text:p>
      <text:p text:style-name="First_20_line_20_indent">O roteiro do filme é uma adaptação do famoso conto de Senel Paz "O lobo, o bosque e o homem novo".</text:p>
      <text:p text:style-name="First_20_line_20_indent">Dennis West entrevistou, em agosto de 1994, o aclamado diretor cubano Tomás Gutiérrez Alea - chamado carinhosamente por seus amigos como "Titón", mas conhecido também por Alea. Gutiérrez faleceu aos 68 anos, em abril de 1996. West realizou a entrevista em Juarez, no México, durante o Segundo Festival de Cinema Latino-Americano de Paso del Norte; Dennis West e Joan M. West traduziram para o inglês, editaram e publicaram a entrevista na edição inverno-primavera da revista <text:span text:style-name="T1">Cineaste</text:span> em 1995. </text:p>
      <text:p text:style-name="First_20_line_20_indent">O fime, que passava simultaneamente em 10 a 12 cinemas de Havana, fazia os cubanos formarem filas que se estendiam por quarteirões. (Oberg) </text:p>
      <text:p text:style-name="First_20_line_20_indent">Quando West perguntou a Gutiérrez porque ele achava que seu filme "Morango e chocolate" repercutira tanto em Cuba, o diretor respondeu que, assim que o filme estreou, após o festival anual de cinema, "havia filas muito longas para vê-lo, e isso continuou por algo como três meses em Havana. Eu acredito que houve essa reposta do público porque era uma história bem contada, com um tema que muitas pessoas queriam discutir em público. Um tema que até o momento permanece muito marginalizado. Não estou me referindo somente ao tema da homossexualidade, mas sim ao tema da intolerância no geral. Eu acho que as pessoas sentiram realmente uma enorme necessidade de refletir sobre isso e refletir sobre isso abertamente. Por esses motivos, o filme se tornou um fenômeno sociológico."</text:p>
      <text:p text:style-name="First_20_line_20_indent">Quando perguntado sobre o número de expectadores cubanos que assistiram às exibições, Gutiérrez disse: "'Morango e chocolate' pode possuir o récorde de maior número de expectadores cubanos. Eu não sei. Mas, de qualquer maneira, é o filme que mais atraiu um grande número de expectadores nesse curto período de tempo."</text:p>
      <text:p text:style-name="First_20_line_20_indent">Gutiérrez comparou 1979, o ano em que se passa "Morango e chocolate", com a vida na ilha em 1995: "Agora existe uma flexibilidade maior nas oportunidades de trabalho para homossexuais. No caso de representar Cuba fora do país, por exemplo, a indicação dos representantes costumava ser feita com luvas de pelica quando homossexuais estavam envolvidos. Muitas pessoas eram contra indicá-los porque eles eram mais vulneráveis a escândalos e chantagens - e isso era verdade, nós vimos isso acontecer em países como Inglaterra e Estados Unidos -, mas as coisas são bem diferentes agora para homossexuais.</text:p>
      <text:p text:style-name="First_20_line_20_indent">Gutiérrez resumiu dizendo: "muitos homossexuais cubanos são abertos agora sobre sua orientação sexual. Outros não são abertos sobre isso - como em qualquer outro lugar -, mas há um novo nível de consciência sobre homossexualidade."</text:p>
      <text:p text:style-name="First_20_line_20_indent">Gutiérrez relembra a experiência de seu amigo Aramis, que lhe contou, em Havana, em 1994, sobre uma discussão que teve com seu pai. Aramis dise que, quado voltou para visitar a família com o cabelo na altura do ombro, seu pai usou um discurso anti-gay e mandou o filho cortar o cabelo ou sair.</text:p>
      <text:p text:style-name="First_20_line_20_indent">Gutiérrez disse que Aramis discutiu com o pai, dizendo: "Você deveria ser um comunista, pela liberdade, pelos seres humanos. Eu sou seu filho, você deveria me amar, eu sendo ou não um homossexual. Que tipo de comunista é você?</text:p>
      <text:p text:style-name="First_20_line_20_indent">Gutiérrez disse que, no momento em que Aramis se dirigia para a porta, seu pai o parou com essas palavras: "Espera. Você tem razão. Pode ficar. Não tem que cortar o cabelo. Eu tenho que pensar sobre essas coisas." Aramis acrescentou: "Então ele me abraçou, e eu fiquei".</text:p>
      <text:h text:style-name="Heading_20_2" text:outline-level="2">'A trajetória do cinema cubano'</text:h>
      <text:p text:style-name="First_20_line_20_indent">Julia Levin, uma crítica freelancer de cinema letã que mora nos Estados Unidos, descreveu Gutiérrez Alea como o diretor mais famoso de Cuba. Ela observou que o cineasta nasceu em família burguesa, em 1928. Após se formar em Direito pela Universidade de Havana, ele estudou cinema no "Centro Sperimentale della Cinematographia em Roma (que fez surgir, entre outros, Michelangelo Antonioni), onde ele se apaixonou pelo cinema e onde dirigiu seu primeiro filme neorrealista, El Mégano (1954), com Julio Garcia Espinosa, outro cineasta que conheceu no Centro Sperimentale."</text:p>
      <text:p text:style-name="First_20_line_20_indent">Levin continua: "Foi notado que esse filme marcou o início do Novo Cinema Latinoamericano, a 'nova onda' no cinema que surgiu a partir do desejo de muitos cineastas latino-americanos de desvelar as realidades conflitantes de seus próprios países e fazer isso explorando o potencial político da mídia cinematográfica.</text:p>
      <text:p text:style-name="First_20_line_20_indent">"Alea foi um dos fundadores do Instituto Cubano del Arte y la Industria Cinematográfica (ICAIC)", diz Levin, "que foi criado em 1959 com o intuito de energicamente produzir e promover o cinema como o veículo mais progressivo para comunicar as ideias do revolucionário por meio de documentários, em sua maior parte, embora alguns filmes de ficção também tenham sido feitos.</text:p>
      <text:p text:style-name="First_20_line_20_indent">"O ICAIC considerou o cinema como a forma de arte mais poderosa e importante da vida moderna, uma voz do estado, e, inquestionavelmente, a forma de distribuição das ideias revolucionárias mais acessível às massas. Nos seus primeiros 24 anos, o ICAIC produziu quase 900 documentários e mais de 112 longas-metragens."</text:p>
      <text:p text:style-name="First_20_line_20_indent">Levin apontou que "Artística e intelectualmente, a trajetória do cinema cubano - do cinéma vérité ao experimentalismo, e do drama neorealista à comédia social - se iguala à trajetória de Alea em sua carreira de diretor. De forma semelhante, os filmes de Alea são uma fonte primária de política cultural na Cuba revolucionária, fato que permite o estudo de seus filmes ser diretamente relacionado ao clima político em que viveu e trabalhou."</text:p>
      <text:p text:style-name="First_20_line_20_indent">Daniel Wes acrescenta que "Tomas Gutiérrez Alea tem sido o cineasta mais proeminente que trabalha no instituto de cinema apoiado pelo governo, o Instituto Cubano del Arte e Industria Cinematograficos (ICAIC). Gutiérrez Alea é um revolucionário comprometido, e seus melhores traços exploram as dimensões sociais, politicas e históricas do progresso revolucionário."</text:p>
      <text:h text:style-name="Heading_20_2" text:outline-level="2">Solidariedade servida com uma cereja no topo</text:h>
      <text:p text:style-name="First_20_line_20_indent">Depois de Cuba perder a solidaridade socialista e o comércio que tinha com a União Soviética, o bloqueio ilegal dos EUA apertou sua garra na economia da ilha.</text:p>
      <text:p text:style-name="First_20_line_20_indent">West assinalou, em 1995, que "Dada a profunda crise econômica que atualmente sufoca Cuba, é admirável que um filme como 'Morango e chocolate' possa ser produzido. A situação no ICAIC é desesperadora. Os maiores diretores, como Gutiérrez Alea, ganham aproximadamente o equivalente a cinco dólares por mês, e os diretores do ICAIC antes relativamente bem financiados somente podem gravar um filme se houver dinheiro de co-produção. O filme de baixo orçamento 'Morango e chocolate', por exemplo, não poderia ser produzido sem o apoio mexicano e espanhol."</text:p>
      <text:p text:style-name="First_20_line_20_indent">Gutiérrez Alea, que luta contra o câncer, também teve que passar por uma cirugia durante a produção do filme. Juan Carlos Tabio, um colaborador, se apresentou para co-dirigir o filme.</text:p>
      <text:p text:style-name="First_20_line_20_indent">"Morango e chocolate" foi o primeiro filme cubano a ser indicado para o Oscar na categoria de Melhor Filme Estrangeiro. (Levin) </text:p>
      <text:p text:style-name="First_20_line_20_indent">West conclui dizendo: "O lançamento comercial de 'Morango e chocolate' nos Estados Unidos é um evento bem vindo, já que as autoridades estadunidenses haviam, por vezes, perseguido Gutiérrez Alea - ao, por exemplo, negar seu pedidos de visto ou censurando as exiições de seus trabalhos. A cópia da gravação [do filme d 1968, de Gutiérrez] deste entrevistador  Customs in Los Angeles when he entered the country on Dec. Na cerimônia de encerramento do festival em Havana, em 10 de dezembro de 1993, "Morango e chocolate" ganhou os prêmios principais. 10, 1993, “Strawberry and Chocolate” had won most of the top awards.</text:p>
      <text:p text:style-name="First_20_line_20_indent">"Depois da cerimônia," - West, que foi um dos convidados, descreveu - "no Palácio da Revolução, Fidel Castro ofereceu uma recepção para os convidados do festival com sorvete de morango e chocolate servidos juntos como sobremes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rango e Chocolate': o doce sabor da mudança</dc:title>
    <dc:date>2023-04-18T14:06:44.596062934</dc:date>
    <dc:creator>Daniel Garcia</dc:creator>
    <meta:editing-duration>P0D</meta:editing-duration>
    <meta:editing-cycles>1</meta:editing-cycles>
    <meta:document-statistic meta:table-count="0" meta:image-count="0" meta:object-count="0" meta:paragraph-count="28" meta:word-count="1351" meta:character-count="8339" meta:non-whitespace-character-count="7004"/>
    <meta:generator>LibreOffice/7.5.1.2$Linux_X86_64 LibreOffice_project/50$Build-2</meta:generator>
    <meta:template xlink:type="simple" xlink:actuate="onRequest" xlink:title="" xlink:href="../cubabook.odm" meta:date="2023-04-18T14:08:43.635714652"/>
  </office:meta>
</office:document-meta>
</file>